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76e" officeooo:paragraph-rsid="0016c76e"/>
    </style:style>
    <style:style style:name="P2" style:family="paragraph" style:parent-style-name="Standard">
      <style:paragraph-properties fo:text-align="start" style:justify-single-word="false"/>
      <style:text-properties officeooo:rsid="0016c76e" officeooo:paragraph-rsid="0016c76e"/>
    </style:style>
    <style:style style:name="P3" style:family="paragraph" style:parent-style-name="Standard">
      <style:paragraph-properties fo:text-align="start" style:justify-single-word="false"/>
      <style:text-properties officeooo:paragraph-rsid="0016c76e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T1" style:family="text">
      <style:text-properties officeooo:rsid="0016c76e"/>
    </style:style>
    <style:style style:name="T2" style:family="text">
      <style:text-properties fo:font-variant="normal" fo:text-transform="none" fo:color="#000000" style:font-name="inherit" fo:font-size="1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inherit" fo:font-size="1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inheri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11" style:family="text">
      <style:text-properties fo:font-variant="normal" fo:text-transform="none" fo:color="#000000" style:font-name="Raleway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Raleway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1"/>
      <text:p text:style-name="P3"><text:span text:style-name="T1">1-</text:span><text:span text:style-name="T7">Em janeiro de 1949, as tropas comunistas conquistaram a cidade de Pequim. Assim, Chiang Kai-shek, toda a cúpula do </text:span><text:span text:style-name="Emphasis"><text:span text:style-name="T7">Kuomintang</text:span></text:span><text:span text:style-name="T7"> e a alta burguesa da China fugiram do país e refugiaram-se na ilha de Formosa (atual Taiwan). Com a fuga dos nacionalistas, Mao Tsé-tung proclamou a </text:span><text:span text:style-name="Strong_20_Emphasis"><text:span text:style-name="T7">República Popular da China</text:span></text:span><text:span text:style-name="T7"> em 1º de outubro de 1949 e deu início às transformações que implementaram o comunismo na China.</text:span></text:p>
      <text:p text:style-name="P3"/>
      <text:p text:style-name="P3"><text:span text:style-name="T1">2-</text:span><text:span text:style-name="T8">Um das criações do Grande Salto foram as </text:span><text:span text:style-name="Strong_20_Emphasis"><text:span text:style-name="T9">Comunas Populares</text:span></text:span><text:span text:style-name="T8">. Elas iriam substituir as antigas cooperativas de produção agrícola, buscando suprimir os últimos resquícios de propriedade privada. As Comunas reuniam cerca de 20 mil a 30 mil pessoas, criando uma unidade social, agrícola, industrial, administrativa, cultural, médica e militar. Eram administradas por um Comitê Central que controlava a produção e organizava as Brigadas de Trabalho.</text:span></text:p>
      <text:p text:style-name="P4"><text:span text:style-name="T8">Essa alteração da direção dos caminhos da revolução deslocava o centro dos investimentos do Estado para o campo e não mais para as indústrias de base localizadas nas cidades. Um dos objetivos era unir a produção agrícola e industrial, ao instalar equipamentos industriais em áreas rurais. Dessa forma, o </text:span><text:span text:style-name="Strong_20_Emphasis"><text:span text:style-name="T9">Grande Salto</text:span></text:span><text:span text:style-name="T8"> pretendia superar a divisão entre campo e cidade, instituída pelo capitalismo desde sua gênese.</text:span></text:p>
      <text:p text:style-name="Text_20_body"><text:line-break/><text:span text:style-name="T1">3-</text:span><text:span text:style-name="T15">Os manifestantes (em torno de cinco mil) eram oriundos de diferentes grupos, desde intelectuais que acreditavam que o governo do Partido Comunista era demasiado repressivo e corrupto, a trabalhadores da cidade, que acreditavam que as reformas econômicas na China haviam sido lentas e que a inflação e o desemprego.</text:span></text:p>
      <text:p text:style-name="P2">4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34:42.989947983</meta:creation-date>
    <dc:date>2020-10-23T11:42:14.693683998</dc:date>
    <meta:editing-duration>PT7M32S</meta:editing-duration>
    <meta:editing-cycles>1</meta:editing-cycles>
    <meta:document-statistic meta:table-count="0" meta:image-count="0" meta:object-count="0" meta:page-count="1" meta:paragraph-count="6" meta:word-count="250" meta:character-count="1596" meta:non-whitespace-character-count="1351"/>
    <meta:generator>LibreOffice/6.4.6.2$Linux_X86_64 LibreOffice_project/40$Build-2</meta:generator>
  </office:meta>
</office:document-meta>
</file>